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863cm" style:rel-column-width="14892*"/>
    </style:style>
    <style:style style:name="Table1.B" style:family="table-column">
      <style:table-column-properties style:column-width="2.381cm" style:rel-column-width="9180*"/>
    </style:style>
    <style:style style:name="Table1.C" style:family="table-column">
      <style:table-column-properties style:column-width="10.754cm" style:rel-column-width="4146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bg" fo:country="BG"/>
    </style:style>
    <style:style style:name="P2" style:family="paragraph" style:parent-style-name="Standard">
      <style:text-properties fo:font-size="14pt" fo:language="bg" fo:country="BG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language="bg" fo:country="BG"/>
    </style:style>
    <style:style style:name="P4" style:family="paragraph" style:parent-style-name="Table_20_Heading">
      <style:text-properties fo:language="bg" fo:country="BG"/>
    </style:style>
    <style:style style:name="P5" style:family="paragraph" style:parent-style-name="Table_20_Heading">
      <style:text-properties fo:language="en" fo:country="US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language="bg" fo:country="BG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language="bg" fo:country="BG"/>
    </style:style>
    <style:style style:name="P9" style:family="paragraph" style:parent-style-name="Standard" style:list-style-name="L1">
      <style:text-properties fo:language="bg" fo:country="BG"/>
    </style:style>
    <style:style style:name="P10" style:family="paragraph" style:parent-style-name="Standard" style:list-style-name="L2">
      <style:text-properties fo:language="bg" fo:country="BG"/>
    </style:style>
    <style:style style:name="P11" style:family="paragraph" style:parent-style-name="Standard">
      <style:text-properties fo:font-size="14pt" fo:language="bg" fo:country="BG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3"/>
    <style:style style:name="P13" style:family="paragraph" style:parent-style-name="Table_20_Contents" style:list-style-name="L3">
      <style:text-properties fo:language="bg" fo:country="BG"/>
    </style:style>
    <style:style style:name="T1" style:family="text">
      <style:text-properties fo:language="bg" fo:country="BG"/>
    </style:style>
    <style:style style:name="T2" style:family="text">
      <style:text-properties fo:language="en" fo:country="US"/>
    </style:style>
    <style:style style:name="T3" style:family="text">
      <style:text-properties fo:font-size="14pt" fo:language="bg" fo:country="BG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Телефонен указател – <text:span text:style-name="T2">HTML5/JS</text:span></text:p>
      <text:p text:style-name="P7"/>
      <text:p text:style-name="P1"/>
      <text:p text:style-name="P1">Да се напише w<text:span text:style-name="T2">eb </text:span>приложение за управление на контакти.</text:p>
      <text:p text:style-name="P1"/>
      <text:p text:style-name="P2">Основен екран – списък с контакти</text:p>
      <text:p text:style-name="P1"/>
      <text:p text:style-name="P1">В този екран трябва да има:</text:p>
      <text:list xml:id="list5832766093037519188" text:style-name="L1">
        <text:list-item>
          <text:list>
            <text:list-item>
              <text:p text:style-name="P9">Таблица, съдържаща следните колони:</text:p>
              <text:list>
                <text:list-item>
                  <text:list>
                    <text:list-item>
                      <text:p text:style-name="P9">Телефон,</text:p>
                    </text:list-item>
                    <text:list-item>
                      <text:p text:style-name="P9">Име,</text:p>
                    </text:list-item>
                    <text:list-item>
                      <text:p text:style-name="P9">Населено място,</text:p>
                    </text:list-item>
                    <text:list-item>
                      <text:p text:style-name="P9">Пол (да се показва като текст само),</text:p>
                    </text:list-item>
                    <text:list-item>
                      <text:p text:style-name="P9">Линкове за:</text:p>
                      <text:list>
                        <text:list-item>
                          <text:p text:style-name="P9">преглед</text:p>
                        </text:list-item>
                        <text:list-item>
                          <text:p text:style-name="P9">редакция </text:p>
                        </text:list-item>
                        <text:list-item>
                          <text:p text:style-name="P9">изтриване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Бутон за добавяне на запис</text:p>
            </text:list-item>
            <text:list-item>
              <text:p text:style-name="P9">Бутон за импорт на данни</text:p>
            </text:list-item>
          </text:list>
        </text:list-item>
      </text:list>
      <text:p text:style-name="P1"/>
      <text:p text:style-name="P2">Екран за добавяне/редакция на запис</text:p>
      <text:p text:style-name="P1"/>
      <text:p text:style-name="P1">Описание на полетата:</text:p>
      <text:list xml:id="list5802875582156734652" text:style-name="L2">
        <text:list-header>
          <text:p text:style-name="P10"/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Поле</text:p>
            </table:table-cell>
            <table:table-cell table:style-name="Table1.A1" office:value-type="string">
              <text:p text:style-name="P5">Required?</text:p>
            </table:table-cell>
            <table:table-cell table:style-name="Table1.C1" office:value-type="string">
              <text:p text:style-name="P4">Описание</text:p>
            </table:table-cell>
          </table:table-row>
        </table:table-header-rows>
        <table:table-row>
          <table:table-cell table:style-name="Table1.A2" office:value-type="string">
            <text:p text:style-name="P1">Телефон</text:p>
          </table:table-cell>
          <table:table-cell table:style-name="Table1.A2" office:value-type="string">
            <text:p text:style-name="P3">да</text:p>
          </table:table-cell>
          <table:table-cell table:style-name="Table1.C2" office:value-type="string">
            <text:p text:style-name="P3">Телефоните трябва да започват с „+“ или „0“ и останалото трябва да са само цифри. Дължината трябва да бъде между 5 и 12 знака. <text:line-break/>Не се допускат записи с дублирани стойности.</text:p>
          </table:table-cell>
        </table:table-row>
        <table:table-row>
          <table:table-cell table:style-name="Table1.A2" office:value-type="string">
            <text:p text:style-name="P3">Име на контакт</text:p>
          </table:table-cell>
          <table:table-cell table:style-name="Table1.A2" office:value-type="string">
            <text:p text:style-name="P3">да</text:p>
          </table:table-cell>
          <table:table-cell table:style-name="Table1.C2" office:value-type="string">
            <text:p text:style-name="P3">Свободен текст, до 30 знака.<text:line-break/>Не се допускат записи с дублирани стойности.</text:p>
          </table:table-cell>
        </table:table-row>
        <table:table-row>
          <table:table-cell table:style-name="Table1.A2" office:value-type="string">
            <text:p text:style-name="P3">Населено място</text:p>
          </table:table-cell>
          <table:table-cell table:style-name="Table1.A2" office:value-type="string">
            <text:p text:style-name="P3">не</text:p>
          </table:table-cell>
          <table:table-cell table:style-name="Table1.C2" office:value-type="string">
            <text:p text:style-name="P3">Свободен текст, до 30 знака.</text:p>
          </table:table-cell>
        </table:table-row>
        <table:table-row>
          <table:table-cell table:style-name="Table1.A2" office:value-type="string">
            <text:p text:style-name="P3">Пол</text:p>
          </table:table-cell>
          <table:table-cell table:style-name="Table1.A2" office:value-type="string">
            <text:p text:style-name="P3">да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Зодия</text:p>
          </table:table-cell>
          <table:table-cell table:style-name="Table1.A2" office:value-type="string">
            <text:p text:style-name="P3">не</text:p>
          </table:table-cell>
          <table:table-cell table:style-name="Table1.C2" office:value-type="string">
            <text:p text:style-name="P3">Падащ списък (<text:span text:style-name="T2">combo box) </text:span>с предефинирани стойности.</text:p>
          </table:table-cell>
        </table:table-row>
        <table:table-row>
          <table:table-cell table:style-name="Table1.A2" office:value-type="string">
            <text:p text:style-name="P3">Бележки</text:p>
          </table:table-cell>
          <table:table-cell table:style-name="Table1.A2" office:value-type="string">
            <text:p text:style-name="P3">не</text:p>
          </table:table-cell>
          <table:table-cell table:style-name="Table1.C2" office:value-type="string">
            <text:p text:style-name="P3">Свободен текст, до 500 знака.</text:p>
          </table:table-cell>
        </table:table-row>
      </table:table>
      <text:list xml:id="list36679599" text:continue-numbering="true" text:style-name="L2">
        <text:list-header>
          <text:p text:style-name="P10"/>
        </text:list-header>
      </text:list>
      <text:p text:style-name="P2">Екран за преглед на запис</text:p>
      <text:p text:style-name="P2"/>
      <text:p text:style-name="P1">В този екран трябва да се визуализират данните по даден запис, но за разлика от екрана за добавяне/редакция на запис, тук данните трябва да са <text:span text:style-name="T2">read-only </text:span>(без <text:span text:style-name="T2">input </text:span>контроли<text:span text:style-name="T2">).</text:span></text:p>
      <text:p text:style-name="P1"><text:span text:style-name="T2"/></text:p>
      <text:p text:style-name="P1">Трябва да има бутони за редакция и изтриване на запис.</text:p>
      <text:p text:style-name="P1"/>
      <text:p text:style-name="P2">Екран за импорт на данни</text:p>
      <text:p text:style-name="P1"/>
      <text:p text:style-name="Standard"><text:span text:style-name="Default_20_Paragraph_20_Font"><text:span text:style-name="T1">Този екран трябва да съдържа голямо многоредово текстово поле, в което потребителят може да въведе (</text:span></text:span><text:span text:style-name="Default_20_Paragraph_20_Font"><text:span text:style-name="T2">paste-</text:span></text:span><text:span text:style-name="Default_20_Paragraph_20_Font"><text:span text:style-name="T1">не) данни за много записи, които да бъдат импортирани наведнъж.</text:span></text:span></text:p>
      <text:p text:style-name="Standard"><text:soft-page-break/><text:span text:style-name="Default_20_Paragraph_20_Font"><text:span text:style-name="T1">Форматът на данните е следният:</text:span></text:span></text:p>
      <text:list xml:id="list4580954369746236875" text:style-name="L3">
        <text:list-item>
          <text:list>
            <text:list-item>
              <text:p text:style-name="P12"><text:span text:style-name="Default_20_Paragraph_20_Font"><text:span text:style-name="T1">Всеки запис е на отделен ред;</text:span></text:span></text:p>
            </text:list-item>
            <text:list-item>
              <text:p text:style-name="P12"><text:span text:style-name="Default_20_Paragraph_20_Font"><text:span text:style-name="T1">Полетата в рамките на даден запис са разделени с </text:span></text:span><text:span text:style-name="Default_20_Paragraph_20_Font"><text:span text:style-name="T2">TAB, </text:span></text:span><text:span text:style-name="Default_20_Paragraph_20_Font"><text:span text:style-name="T1">като те се очаква да бъдат в следната последователност:</text:span></text:span></text:p>
              <text:list>
                <text:list-item>
                  <text:list>
                    <text:list-item>
                      <text:p text:style-name="P12"><text:span text:style-name="Default_20_Paragraph_20_Font"><text:span text:style-name="T1">телефонен номер,</text:span></text:span></text:p>
                    </text:list-item>
                    <text:list-item>
                      <text:p text:style-name="P12"><text:span text:style-name="Default_20_Paragraph_20_Font"><text:span text:style-name="T1">име на контакт,</text:span></text:span></text:p>
                    </text:list-item>
                    <text:list-item>
                      <text:p text:style-name="P12"><text:span text:style-name="Default_20_Paragraph_20_Font"><text:span text:style-name="T1">населено място,</text:span></text:span></text:p>
                    </text:list-item>
                    <text:list-item>
                      <text:p text:style-name="P12"><text:span text:style-name="Default_20_Paragraph_20_Font"><text:span text:style-name="T1">пол („м“ или „ж“),</text:span></text:span></text:p>
                    </text:list-item>
                    <text:list-item>
                      <text:p text:style-name="P13"><text:span text:style-name="Default_20_Paragraph_20_Font">зодия,</text:span></text:p>
                    </text:list-item>
                    <text:list-item>
                      <text:p text:style-name="P13"><text:span text:style-name="Default_20_Paragraph_20_Font">бележки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(Прикачен е текстов файл с примерни данни.)</text:span></text:span></text:p>
      <text:p text:style-name="Standard"><text:span text:style-name="Default_20_Paragraph_20_Font"><text:span text:style-name="T1"/></text:span></text:p>
      <text:p text:style-name="P2"><text:span text:style-name="Default_20_Paragraph_20_Font">Персистиране на данните</text:span></text:p>
      <text:p text:style-name="P2"><text:span text:style-name="Default_20_Paragraph_20_Font"><text:span text:style-name="T1"/></text:span></text:p>
      <text:p text:style-name="Standard"><text:span text:style-name="Default_20_Paragraph_20_Font"><text:span text:style-name="T1">С цел опростяване на задачата, нека няма <text:s/>реален сървър, а вместо това данните да се персистират в </text:span></text:span><text:span text:style-name="Default_20_Paragraph_20_Font"><text:span text:style-name="T2">localStorage</text:span></text:span><text:span text:style-name="Default_20_Paragraph_20_Font"><text:span text:style-name="T1">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3">Други</text:span></text:span></text:p>
      <text:p text:style-name="Standard"><text:span text:style-name="Default_20_Paragraph_20_Font"><text:span text:style-name="T1"/></text:span></text:p>
      <text:p text:style-name="Standard">Решението трябва да работи на всички популярни съвременни браузери (Chrome, FF, Safari, Opera, IE8+). <text:span text:style-name="T1">Разрешава се ползването и на външни библиотеки </text:span><text:span text:style-name="T2">(</text:span><text:span text:style-name="T1">например </text:span><text:span text:style-name="T2">jQuery), </text:span><text:span text:style-name="T1">желателно чрез </text:span><text:span text:style-name="T2">CDN.</text:span></text:p>
      <text:p text:style-name="Standard"/>
      <text:p text:style-name="P1">В условието умишлено няма <text:span text:style-name="T2">mockup </text:span>екрани и изисквания за подредбата на визуалните компоненти. От кандидатите се очаква да стилизират приложението по такъв начин, че интерфейсът да бъде интуитивен, удобен и приятен за работа.</text:p>
      <text:p text:style-name="Standard"/>
      <text:p text:style-name="Standard">При оценяването на решенията се отчита и качеството на кода (т.е. да бъде четим, разбираем, добре форматиран и т.н.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creation-date>2009-04-16T11:32:00Z</meta:creation-date>
    <dc:date>2014-10-27T16:52:09.82</dc:date>
    <meta:editing-cycles>17</meta:editing-cycles>
    <meta:editing-duration>PT7H55M2S</meta:editing-duration>
    <meta:document-statistic meta:table-count="1" meta:image-count="0" meta:object-count="0" meta:page-count="2" meta:paragraph-count="58" meta:word-count="384" meta:character-count="2241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